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2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.999cm" svg:height="8.999cm" svg:x="14.046cm" svg:y="0.898cm">
            <draw:object draw:notify-on-update-of-ranges="Feuille1.A1:Feuille1.A1 Feuille1.A2:Feuille1.A20 Feuille1.B1:Feuille1.B1 Feuille1.B2:Feuille1.B20 Feuille1.C1:Feuille1.C1 Feuille1.C2:Feuille1.C20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Profondeur (en dizaine d'iskav)</text:p>
          </table:table-cell>
          <table:table-cell office:value-type="string">
            <text:p>Etat de la matière (1 = solide et 0 = liquide) (ua)</text:p>
          </table:table-cell>
          <table:table-cell office:value-type="string">
            <text:p>Volume (ua)</text:p>
          </table:table-cell>
          <table:table-cell table:number-columns-repeated="1021"/>
        </table:table-row>
        <table:table-row table:style-name="ro2">
          <table:table-cell office:value-type="float" office:value="0">
            <text:p>0</text:p>
          </table:table-cell>
          <table:table-cell table:formula="of:=1/([.A2]+1)" office:value-type="float" office:value="1">
            <text:p>1</text:p>
          </table:table-cell>
          <table:table-cell table:formula="of:=[.A2]^2/700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formula="of:=1/([.A3]+1)" office:value-type="float" office:value="0.5">
            <text:p>0,5</text:p>
          </table:table-cell>
          <table:table-cell table:formula="of:=[.A3]^2/700" office:value-type="float" office:value="0.00142857142857143">
            <text:p>0,0014285714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formula="of:=1/([.A4]+1)" office:value-type="float" office:value="0.333333333333333">
            <text:p>0,3333333333</text:p>
          </table:table-cell>
          <table:table-cell table:formula="of:=[.A4]^2/700" office:value-type="float" office:value="0.00571428571428571">
            <text:p>0,0057142857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formula="of:=1/([.A5]+1)" office:value-type="float" office:value="0.25">
            <text:p>0,25</text:p>
          </table:table-cell>
          <table:table-cell table:formula="of:=[.A5]^2/700" office:value-type="float" office:value="0.0128571428571429">
            <text:p>0,0128571429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formula="of:=1/([.A6]+1)" office:value-type="float" office:value="0.2">
            <text:p>0,2</text:p>
          </table:table-cell>
          <table:table-cell table:formula="of:=[.A6]^2/700" office:value-type="float" office:value="0.0228571428571429">
            <text:p>0,0228571429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formula="of:=1/([.A7]+1)" office:value-type="float" office:value="0.166666666666667">
            <text:p>0,1666666667</text:p>
          </table:table-cell>
          <table:table-cell table:formula="of:=[.A7]^2/700" office:value-type="float" office:value="0.0357142857142857">
            <text:p>0,0357142857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table:formula="of:=1/([.A8]+1)" office:value-type="float" office:value="0.142857142857143">
            <text:p>0,1428571429</text:p>
          </table:table-cell>
          <table:table-cell table:formula="of:=[.A8]^2/700" office:value-type="float" office:value="0.0514285714285714">
            <text:p>0,0514285714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table:formula="of:=1/([.A9]+1)" office:value-type="float" office:value="0.125">
            <text:p>0,125</text:p>
          </table:table-cell>
          <table:table-cell table:formula="of:=[.A9]^2/700" office:value-type="float" office:value="0.07">
            <text:p>0,07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table:formula="of:=1/([.A10]+1)" office:value-type="float" office:value="0.111111111111111">
            <text:p>0,1111111111</text:p>
          </table:table-cell>
          <table:table-cell table:formula="of:=[.A10]^2/700" office:value-type="float" office:value="0.0914285714285714">
            <text:p>0,0914285714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formula="of:=1/([.A11]+1)" office:value-type="float" office:value="0.1">
            <text:p>0,1</text:p>
          </table:table-cell>
          <table:table-cell table:formula="of:=[.A11]^2/700" office:value-type="float" office:value="0.115714285714286">
            <text:p>0,1157142857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table:formula="of:=1/([.A12]+1)" office:value-type="float" office:value="0.0909090909090909">
            <text:p>0,0909090909</text:p>
          </table:table-cell>
          <table:table-cell table:formula="of:=[.A12]^2/700" office:value-type="float" office:value="0.142857142857143">
            <text:p>0,1428571429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table:formula="of:=1/([.A13]+1)" office:value-type="float" office:value="0.0833333333333333">
            <text:p>0,0833333333</text:p>
          </table:table-cell>
          <table:table-cell table:formula="of:=[.A13]^2/700" office:value-type="float" office:value="0.172857142857143">
            <text:p>0,1728571429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table:formula="of:=1/([.A14]+1)" office:value-type="float" office:value="0.0769230769230769">
            <text:p>0,0769230769</text:p>
          </table:table-cell>
          <table:table-cell table:formula="of:=[.A14]^2/700" office:value-type="float" office:value="0.205714285714286">
            <text:p>0,2057142857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 table:formula="of:=1/([.A15]+1)" office:value-type="float" office:value="0.0714285714285714">
            <text:p>0,0714285714</text:p>
          </table:table-cell>
          <table:table-cell table:formula="of:=[.A15]^2/700" office:value-type="float" office:value="0.241428571428571">
            <text:p>0,2414285714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table:formula="of:=1/([.A16]+1)" office:value-type="float" office:value="0.0666666666666667">
            <text:p>0,0666666667</text:p>
          </table:table-cell>
          <table:table-cell table:formula="of:=[.A16]^2/700" office:value-type="float" office:value="0.28">
            <text:p>0,28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 table:formula="of:=1/([.A17]+1)" office:value-type="float" office:value="0.0625">
            <text:p>0,0625</text:p>
          </table:table-cell>
          <table:table-cell table:formula="of:=[.A17]^2/700" office:value-type="float" office:value="0.321428571428571">
            <text:p>0,3214285714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 table:formula="of:=1/([.A18]+1)" office:value-type="float" office:value="0.0588235294117647">
            <text:p>0,0588235294</text:p>
          </table:table-cell>
          <table:table-cell table:formula="of:=[.A18]^2/700" office:value-type="float" office:value="0.365714285714286">
            <text:p>0,3657142857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 table:formula="of:=1/([.A19]+1)" office:value-type="float" office:value="0.0555555555555556">
            <text:p>0,0555555556</text:p>
          </table:table-cell>
          <table:table-cell table:formula="of:=[.A19]^2/700" office:value-type="float" office:value="0.412857142857143">
            <text:p>0,4128571429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table:formula="of:=1/([.A20]+1)" office:value-type="float" office:value="0.0526315789473684">
            <text:p>0,0526315789</text:p>
          </table:table-cell>
          <table:table-cell table:formula="of:=[.A20]^2/700" office:value-type="float" office:value="0.462857142857143">
            <text:p>0,4628571429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17/03/2018</text:date>, <text:time>13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19:04.14</meta:creation-date>
    <meta:editing-duration>PT10M2S</meta:editing-duration>
    <meta:editing-cycles>2</meta:editing-cycles>
    <meta:generator>OpenOffice/4.1.5$Win32 OpenOffice.org_project/415m1$Build-9789</meta:generator>
    <dc:date>2018-03-17T13:29:03.60</dc:date>
    <dc:creator>Silène Godard-Cadillac</dc:cre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2.66cm" svg:y="0.953cm" style:legend-expansion="custom" chartooo:width="3.13cm" chartooo:height="4.332cm" style:legend-expansion-aspect-ratio="0.72253000923361" chart:style-name="ch2"/>
        <chart:plot-area chart:style-name="ch3" table:cell-range-address="Feuille1.A1:Feuille1.C20" chart:data-source-has-labels="both" svg:x="0.245cm" svg:y="0.316cm" svg:width="12.401cm" svg:height="8.48cm">
          <chartooo:coordinate-region svg:x="0.972cm" svg:y="0.528cm" svg:width="11.487cm" svg:height="7.595cm"/>
          <chart:axis chart:dimension="x" chart:name="primary-x" chart:style-name="ch4" chartooo:axis-type="auto">
            <chartooo:date-scale/>
            <chart:categories table:cell-range-address="Feuille1.A2:Feuille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20" chart:label-cell-address="Feuille1.B1:Feuille1.B1" chart:class="chart:line">
            <chart:data-point chart:repeated="19"/>
          </chart:series>
          <chart:series chart:style-name="ch8" chart:values-cell-range-address="Feuille1.C2:Feuille1.C20" chart:label-cell-address="Feuille1.C1:Feuille1.C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t de la matière (1 = solide et 0 = liquide) (ua)</text:p>
                <draw:g>
                  <svg:desc>Feuille1.B1:Feuille1.B1</svg:desc>
                </draw:g>
              </table:table-cell>
              <table:table-cell office:value-type="string">
                <text:p>Volume (ua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20</svg:desc>
                </draw:g>
              </table:table-cell>
              <table:table-cell office:value-type="float" office:value="1">
                <text:p>1</text:p>
                <draw:g>
                  <svg:desc>Feuille1.B2:Feuille1.B20</svg:desc>
                </draw:g>
              </table:table-cell>
              <table:table-cell office:value-type="float" office:value="0">
                <text:p>0</text:p>
                <draw:g>
                  <svg:desc>Feuille1.C2:Feuille1.C2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00142857142857143">
                <text:p>0.00142857142857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0128571428571429">
                <text:p>0.01285714285714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0228571428571429">
                <text:p>0.02285714285714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514285714285714">
                <text:p>0.05142857142857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14285714285714">
                <text:p>0.0914285714285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15714285714286">
                <text:p>0.1157142857142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72857142857143">
                <text:p>0.1728571428571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05714285714286">
                <text:p>0.2057142857142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41428571428571">
                <text:p>0.24142857142857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25">
                <text:p>0.0625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365714285714286">
                <text:p>0.3657142857142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412857142857143">
                <text:p>0.4128571428571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462857142857143">
                <text:p>0.46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